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 table:number-rows-repeated="6508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 table:number-rows-repeated="6518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 table:number-rows-repeated="653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database-ranges>
        <table:database-range table:target-range-address="English.A1:English.J4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08.02.20</text:date>, <text:time>12:03:1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7$Build-9272</meta:generator>
    <meta:creation-date>2007-04-25T07:50:52</meta:creation-date>
    <dc:creator>szalaik</dc:creator>
    <dc:date>2008-02-20T12:03:16</dc:date>
    <meta:editing-cycles>214</meta:editing-cycles>
    <meta:editing-duration>PT21H7M22S</meta:editing-duration>
    <meta:user-defined meta:name="Info 1"/>
    <meta:user-defined meta:name="Info 2"/>
    <meta:user-defined meta:name="Info 3"/>
    <meta:user-defined meta:name="Info 4"/>
    <meta:document-statistic meta:table-count="15" meta:cell-count="9339"/>
  </office:meta>
</office:document-meta>
</file>